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db322"/>
    </style:style>
    <style:style style:name="P2" style:family="paragraph" style:parent-style-name="Standard">
      <style:text-properties style:font-name="Liberation Serif" fo:font-size="12pt" officeooo:paragraph-rsid="001db322" style:font-size-asian="12pt" style:font-size-complex="12pt"/>
    </style:style>
    <style:style style:name="P3" style:family="paragraph" style:parent-style-name="Standard">
      <style:text-properties officeooo:paragraph-rsid="0021145e"/>
    </style:style>
    <style:style style:name="P4" style:family="paragraph" style:parent-style-name="Standard">
      <style:text-properties officeooo:paragraph-rsid="00213d78"/>
    </style:style>
    <style:style style:name="P5" style:family="paragraph" style:parent-style-name="Text_20_body">
      <style:text-properties officeooo:paragraph-rsid="002013fe"/>
    </style:style>
    <style:style style:name="P6" style:family="paragraph" style:parent-style-name="Text_20_body">
      <style:text-properties style:font-name="Liberation Serif" officeooo:paragraph-rsid="002013fe"/>
    </style:style>
    <style:style style:name="P7" style:family="paragraph" style:parent-style-name="Text_20_body">
      <style:text-properties style:font-name="Liberation Serif" fo:font-size="12pt" officeooo:paragraph-rsid="002013fe" style:font-size-asian="12pt" style:font-size-complex="12pt"/>
    </style:style>
    <style:style style:name="P8" style:family="paragraph" style:parent-style-name="Text_20_body">
      <style:text-properties officeooo:paragraph-rsid="0021145e"/>
    </style:style>
    <style:style style:name="P9" style:family="paragraph" style:parent-style-name="Text_20_body">
      <style:text-properties officeooo:paragraph-rsid="00213d78"/>
    </style:style>
    <style:style style:name="P10" style:family="paragraph" style:parent-style-name="Text_20_body">
      <style:paragraph-properties fo:margin-top="0in" fo:margin-bottom="0.1965in" loext:contextual-spacing="false"/>
    </style:style>
    <style:style style:name="P11" style:family="paragraph" style:parent-style-name="Text_20_body">
      <style:paragraph-properties fo:margin-top="0in" fo:margin-bottom="0.1965in" loext:contextual-spacing="false"/>
      <style:text-properties officeooo:paragraph-rsid="0021145e"/>
    </style:style>
    <style:style style:name="P12" style:family="paragraph" style:parent-style-name="Heading_20_1">
      <style:text-properties style:font-name="Liberation Serif"/>
    </style:style>
    <style:style style:name="P13" style:family="paragraph" style:parent-style-name="Heading_20_1">
      <style:text-properties style:font-name="Liberation Serif" officeooo:rsid="002013fe" officeooo:paragraph-rsid="002013fe"/>
    </style:style>
    <style:style style:name="P14" style:family="paragraph" style:parent-style-name="Preformatted_20_Text">
      <style:text-properties style:font-name="Liberation Serif" fo:font-size="12pt" style:font-size-asian="12pt" style:font-size-complex="12pt"/>
    </style:style>
    <style:style style:name="P15" style:family="paragraph" style:parent-style-name="Preformatted_20_Text">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text-properties officeooo:paragraph-rsid="002013fe"/>
    </style:style>
    <style:style style:name="P17" style:family="paragraph" style:parent-style-name="Preformatted_20_Text">
      <style:paragraph-properties fo:margin-top="0in" fo:margin-bottom="0.1965in" loext:contextual-spacing="false"/>
      <style:text-properties officeooo:paragraph-rsid="0021145e"/>
    </style:style>
    <style:style style:name="T1" style:family="text">
      <style:text-properties officeooo:rsid="001db322"/>
    </style:style>
    <style:style style:name="T2" style:family="text">
      <style:text-properties style:font-name="sans-serif" fo:font-size="8.25pt"/>
    </style:style>
    <style:style style:name="T3" style:family="text">
      <style:text-properties style:font-name="sans-serif" fo:font-size="11.25pt"/>
    </style:style>
    <style:style style:name="T4" style:family="text">
      <style:text-properties style:font-name="sans-serif" fo:font-size="9.75pt"/>
    </style:style>
    <style:style style:name="T5" style:family="text">
      <style:text-properties fo:font-size="8.25pt"/>
    </style:style>
    <style:style style:name="T6" style:family="text">
      <style:text-properties fo:font-size="8.25pt" officeooo:rsid="0021145e"/>
    </style:style>
    <style:style style:name="T7" style:family="text">
      <style:text-properties style:font-name="monospace" fo:font-size="8.25pt"/>
    </style:style>
    <style:style style:name="T8" style:family="text">
      <style:text-properties style:font-name="monospace" fo:font-size="8.25pt" officeooo:rsid="0021145e"/>
    </style:style>
    <style:style style:name="T9" style:family="text">
      <style:text-properties officeooo:rsid="002013fe"/>
    </style:style>
    <style:style style:name="T10" style:family="text">
      <style:text-properties style:font-name="Liberation Serif"/>
    </style:style>
    <style:style style:name="T11" style:family="text">
      <style:text-properties style:font-name="Liberation Serif" fo:font-size="8.25pt"/>
    </style:style>
    <style:style style:name="T12" style:family="text">
      <style:text-properties style:font-name="Liberation Serif" fo:font-size="8.25pt" officeooo:rsid="0021145e"/>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db322" style:font-size-asian="12pt" style:font-size-complex="12pt"/>
    </style:style>
    <style:style style:name="T15" style:family="text">
      <style:text-properties style:font-name="Liberation Serif" fo:font-size="12pt" officeooo:rsid="002013fe" style:font-size-asian="12pt" style:font-size-complex="12pt"/>
    </style:style>
    <style:style style:name="T16" style:family="text">
      <style:text-properties style:font-name="Liberation Serif" fo:font-size="12pt" officeooo:rsid="0021145e" style:font-size-asian="12pt" style:font-size-complex="12pt"/>
    </style:style>
    <style:style style:name="T17" style:family="text">
      <style:text-properties style:font-name="Liberation Serif" officeooo:rsid="0021145e"/>
    </style:style>
    <style:style style:name="T18" style:family="text">
      <style:text-properties style:font-name="Liberation Serif" officeooo:rsid="00213d78"/>
    </style:style>
    <style:style style:name="T19" style:family="text">
      <style:text-properties fo:font-size="12pt" style:font-size-asian="12pt" style:font-size-complex="12pt"/>
    </style:style>
    <style:style style:name="T20" style:family="text">
      <style:text-properties fo:font-size="12pt" officeooo:rsid="0021145e" style:font-size-asian="12pt" style:font-size-complex="12pt"/>
    </style:style>
    <style:style style:name="T21" style:family="text">
      <style:text-properties fo:font-size="12pt" officeooo:rsid="002013fe" style:font-size-asian="12pt" style:font-size-complex="12pt"/>
    </style:style>
    <style:style style:name="T22" style:family="text">
      <style:text-properties fo:font-size="12pt" officeooo:rsid="001db322" style:font-size-asian="12pt" style:font-size-complex="12pt"/>
    </style:style>
    <style:style style:name="T23" style:family="text">
      <style:text-properties officeooo:rsid="0021145e"/>
    </style:style>
    <style:style style:name="T24" style:family="text">
      <style:text-properties officeooo:rsid="00213d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1. </text:span>Explain the functionality of what's provided in <text:span text:style-name="T1">motion_planning.py and planning_utils.py</text:span></text:h>
      <text:p text:style-name="P1"><text:span text:style-name="T14">motion_planning.py holds the main code used to drive and control and the drone. The programming technique used here works on event based paradigm. It consists of “Arming”, “TakeOff”, “Landing” etc <text:s/>as events, </text:span><text:span text:style-name="T13">The program takes care the sequence of these events so that the itis still responsive if ,while it's moving, there's an unexpected obstacle. Also, the program is responsible forcalling the planning function so that it can find a path between a starting and a goal location. n particular, it provides a function </text:span><text:span text:style-name="Source_20_Text"><text:span text:style-name="T13">create_grid</text:span></text:span><text:span text:style-name="T13"> to create a numpy 2D grid where cells with value 1 are considered as "obstacles". In addition, an implementation of a grid-based A* algorithm, </text:span><text:span text:style-name="Source_20_Text"><text:span text:style-name="T13">a_star</text:span></text:span><text:span text:style-name="T13">, is also provided, together with helper functions needed for it, like the heuristic function and an </text:span><text:span text:style-name="Source_20_Text"><text:span text:style-name="T13">Action</text:span></text:span><text:span text:style-name="T13"> class defining the possible actions to take while moving within the grid. This code is the same as the one studied in the lectures.</text:span></text:p>
      <text:p text:style-name="P2"/>
      <text:p text:style-name="P2">A* is an algorithm that searches for a path(or paths) in a search space that has the minimal cost. This is done by continuously visiting nearby nodes but the ones that are closer to the goal given an estimate(heuristic). This information is passed to the A* planner which outputs a list of waypoints from start to goal, if the path was found. Next, the path is cleaned by removing redundant intermediate waypoints by some algorithm, like a colinearity check or the Bresenham algorithm. Finally, the waypoints are sent to the simulator to execute the trajectory and for visualization.</text:p>
      <text:p text:style-name="P2"/>
      <text:p text:style-name="P2">the drone is given a start position (it's current position), and a goal position, 10 meters forward in X and Y directions. This information is then passed to the A* planner to find a trajectory in the grid. Since initially the A* planner only has 4 actions, and the drone has to go diagonally, the result is a zig-zag trajectory. The A* algorithm works on the 3D grid of a map and tries to find connections of a point onthe grid to the next until the end goal. Without the modification I have added to the valid_actions()the path that the algorithm finds contains many zig-zag (diagonal) movements. It connects two pointsthrough a third by forming a triangle</text:p>
      <text:p text:style-name="P2"/>
      <text:h text:style-name="P13" text:outline-level="1">Implementing the Path Planning Algorithm </text:h>
      <text:p text:style-name="P6">→<text:span text:style-name="T9"> G</text:span><text:span text:style-name="T21">lobal Home Position Setup </text:span></text:p>
      <text:p text:style-name="P7">The global home position is read from the first line of the CSV file:</text:p>
      <text:p text:style-name="P15"><text:span text:style-name="Source_20_Text"><text:span text:style-name="T13">lat0 37.792480, lon0 -122.397450</text:span></text:span></text:p>
      <text:p text:style-name="P16"><text:span text:style-name="Source_20_Text"><text:span text:style-name="T15">This was undertaken using string string.split techniques. </text:span></text:span><text:span text:style-name="Source_20_Text"><text:span text:style-name="T13">Basically the first line is read, then we split into 2 tokens separated by comma, and then we split each token again separating by space. Finally, we take the second token from this separation and cast to a float value.</text:span></text:span></text:p>
      <text:p text:style-name="P16"><text:span text:style-name="Source_20_Text"><text:span text:style-name="T13">→</text:span></text:span><text:span text:style-name="Source_20_Text"><text:span text:style-name="T15"> Current Local Position Setup </text:span></text:span></text:p>
      <text:p text:style-name="P16"><text:span text:style-name="Source_20_Text"><text:span text:style-name="T13">I set the local position relative to the global home position using the following line:current_local_pos = global_to_local(self.global_position,self.global_home)I have previously set the home position in the line:self.set_home_position(lon0, lat0, 0)The lan0 and lat0 where retrieved from the .csv file.</text:span></text:span></text:p>
      <text:p text:style-name="P5"><text:span text:style-name="T13">Finally, we obtain the </text:span><text:span text:style-name="Source_20_Text"><text:span text:style-name="T13">local_position</text:span></text:span><text:span text:style-name="T13"> by using the </text:span><text:span text:style-name="Source_20_Text"><text:span text:style-name="T13">global_to_local</text:span></text:span><text:span text:style-name="T13"> function provided in the </text:span><text:span text:style-name="Source_20_Text"><text:span text:style-name="T13">udacidrone</text:span></text:span></text:p>
      <text:p text:style-name="P5"><text:soft-page-break/><text:span text:style-name="Source_20_Text"><text:span text:style-name="T13">→</text:span></text:span><text:span text:style-name="Source_20_Text"><text:span text:style-name="T16"> Grid Start Position from local position setup </text:span></text:span></text:p>
      <text:p text:style-name="P5"><text:span text:style-name="Source_20_Text"><text:span text:style-name="T16">The start position is set to the local position using the following code:</text:span></text:span></text:p>
      <text:p text:style-name="Preformatted_20_Text"><text:span text:style-name="Source_20_Text"><text:span text:style-name="T13"># Convert start position to current position rather than map center</text:span></text:span></text:p>
      <text:p text:style-name="Preformatted_20_Text"><text:span text:style-name="Source_20_Text"><text:span text:style-name="T13">grid_start = (int(local_position[0]) - north_offset,</text:span></text:span></text:p>
      <text:p text:style-name="P15"><text:span text:style-name="Source_20_Text"><text:span text:style-name="T13"><text:s text:c="14"/>int(local_position[1]) - east_offset)</text:span></text:span></text:p>
      <text:p text:style-name="Text_20_body"><text:span text:style-name="T13">Simply, the </text:span><text:span text:style-name="Source_20_Text"><text:span text:style-name="T13">local_position</text:span></text:span><text:span text:style-name="T13"> (NED) is cast to int and transformed into the local grid coordinate system, by removing the </text:span><text:span text:style-name="Source_20_Text"><text:span text:style-name="T13">north_offset</text:span></text:span><text:span text:style-name="T13"> and </text:span><text:span text:style-name="Source_20_Text"><text:span text:style-name="T13">east_offset</text:span></text:span><text:span text:style-name="T13"> variables which are the minimum north and east coordinates of the grid. In other words, a local position of </text:span><text:span text:style-name="Source_20_Text"><text:span text:style-name="T13">(north_offset, east_offset)</text:span></text:span><text:span text:style-name="T13"> would be equivalent to position (0,0) in the grid.</text:span></text:p>
      <text:p text:style-name="P5"><text:span text:style-name="Source_20_Text"><text:span text:style-name="T16">→ Grid Goal position from Geodetic Coordinates Setup </text:span></text:span></text:p>
      <text:p text:style-name="P8"><text:span text:style-name="Source_20_Text"><text:span text:style-name="T16">GPS position of the goal is setup under global_goal which is converted to NED Coordinate system. </text:span></text:span></text:p>
      <text:p text:style-name="P5"><text:span text:style-name="Source_20_Text"><text:span text:style-name="T16">Finally, we convert to grid coordinates following the same procedure as with the local_position, in previous rubric point #3:</text:span></text:span></text:p>
      <text:p text:style-name="Preformatted_20_Text"><text:span text:style-name="Source_20_Text"><text:span text:style-name="T13"># Convert to grid coordinates</text:span></text:span></text:p>
      <text:p text:style-name="Preformatted_20_Text"><text:span text:style-name="Source_20_Text"><text:span text:style-name="T13">grid_goal = (int(local_goal[0]) - north_offset,</text:span></text:span></text:p>
      <text:p text:style-name="P15"><text:span text:style-name="Source_20_Text"><text:span text:style-name="T13"><text:s text:c="13"/>int(local_goal[1]) – east_offset)</text:span></text:span></text:p>
      <text:p text:style-name="P15"><text:span text:style-name="Source_20_Text"><text:span text:style-name="T13">→</text:span></text:span><text:span text:style-name="Source_20_Text"><text:span text:style-name="T16"> Modifying A* to include diagonal motion </text:span></text:span></text:p>
      <text:p text:style-name="P10"><text:span text:style-name="Source_20_Text"><text:span text:style-name="T16">The A* algorithm is updated as follows to include diagonal motion.</text:span></text:span></text:p>
      <text:p text:style-name="Text_20_body"><text:span text:style-name="T13">First, four new actions are added to the </text:span><text:span text:style-name="Source_20_Text"><text:span text:style-name="T13">Action</text:span></text:span><text:span text:style-name="T13"> enum, in </text:span><text:span text:style-name="Source_20_Text"><text:span text:style-name="T13">planning_utils.py</text:span></text:span><text:span text:style-name="T13">:</text:span></text:p>
      <text:p text:style-name="Preformatted_20_Text"><text:span text:style-name="Source_20_Text"><text:span text:style-name="T13">NORTH_WEST = (-1, -1, np.sqrt(2))</text:span></text:span></text:p>
      <text:p text:style-name="Preformatted_20_Text"><text:span text:style-name="Source_20_Text"><text:span text:style-name="T13">NORTH_EAST = (-1, 1, np.sqrt(2))</text:span></text:span></text:p>
      <text:p text:style-name="Preformatted_20_Text"><text:span text:style-name="Source_20_Text"><text:span text:style-name="T13">SOUTH_WEST = (1, -1, np.sqrt(2))</text:span></text:span></text:p>
      <text:p text:style-name="P15"><text:span text:style-name="Source_20_Text"><text:span text:style-name="T13">SOUTH_EAST = (1, 1, np.sqrt(2))</text:span></text:span></text:p>
      <text:p text:style-name="Text_20_body"><text:span text:style-name="T13">Notice there is always non-zero motion in both the north and east directions. The cost of these actions is </text:span><text:span text:style-name="Source_20_Text"><text:span text:style-name="T13">sqrt(2)</text:span></text:span><text:span text:style-name="T13"> instead of 1.</text:span></text:p>
      <text:p text:style-name="Text_20_body"><text:span text:style-name="T13">Finally, we also need to update the </text:span><text:span text:style-name="Source_20_Text"><text:span text:style-name="T13">valid_actions</text:span></text:span><text:span text:style-name="T13"> function in order to check if these actions are valid or not.</text:span></text:p>
      <text:p text:style-name="P17"><text:span text:style-name="Source_20_Text"><text:span text:style-name="T16">The Valid actions are tested using :</text:span></text:span></text:p>
      <text:p text:style-name="P17"><text:span text:style-name="Source_20_Text"><text:span text:style-name="T16">if (x - 1 &lt; 0 and y - 1 &lt; 0) or grid[x - 1, y - 1] == 1: valid_actions.remove(Action.NORTHWEST) if (x + 1 &gt; n and y - 1 &lt; 0) or grid[x + 1, y - 1] == 1: valid_actions.remove(Action.SOUTHWEST) if (x - 1 &lt; 0 and y + 1 &gt; m) or grid[x - 1, y + 1] == 1: valid_actions.remove(Action.NORTHEAST) if (x + 1 &gt; n and y + 1 &gt; m) or grid[x + 1, y + 1] == 1: valid_actions.remove(Action.SOUTHEAST)</text:span></text:span></text:p>
      <text:p text:style-name="P17"><text:span text:style-name="Source_20_Text"><text:span text:style-name="T16">→ Cull Waypoints </text:span></text:span></text:p>
      <text:p text:style-name="P17"><text:soft-page-break/><text:span text:style-name="Source_20_Text"><text:span text:style-name="T16">The last step is to prune the path to remove unnecessary points to have a smoother flight. This is implemented in the prune_path function, in planning_utils.py. </text:span></text:span></text:p>
      <text:p text:style-name="P17"><text:span text:style-name="Source_20_Text"><text:span text:style-name="T16">Basically, we loop over the original path and take 3 points at a time, p1, p2 and p3. If it's possible to go on a straight line between p1 and p3 without crossing any obstacle, it means p2 is unnecessary, and thus we remove it from the original path.</text:span></text:span></text:p>
      <text:p text:style-name="P11"><text:span text:style-name="Source_20_Text"><text:span text:style-name="T16">check if there's a collision-free trajectory between two points, we implement the function _is_collision_free:</text:span></text:span></text:p>
      <text:p text:style-name="Preformatted_20_Text"><text:span text:style-name="Source_20_Text"><text:span text:style-name="T13">def _is_collision_free(p1, p2, grid):</text:span></text:span></text:p>
      <text:p text:style-name="Preformatted_20_Text"><text:span text:style-name="Source_20_Text"><text:span text:style-name="T13"><text:s text:c="4"/># Compute cells covered by the line p1-p2 using the Bresenham algorithm</text:span></text:span></text:p>
      <text:p text:style-name="Preformatted_20_Text"><text:span text:style-name="Source_20_Text"><text:span text:style-name="T13"><text:s text:c="4"/>covered_cells = list(bresenham(p1[0], p1[1], p2[0], p2[1]))</text:span></text:span></text:p>
      <text:p text:style-name="P14"/>
      <text:p text:style-name="Preformatted_20_Text"><text:span text:style-name="Source_20_Text"><text:span text:style-name="T13"><text:s text:c="4"/># Check if any of the cells is an obstacle cell</text:span></text:span></text:p>
      <text:p text:style-name="Preformatted_20_Text"><text:span text:style-name="Source_20_Text"><text:span text:style-name="T13"><text:s text:c="4"/>for cell in covered_cells:</text:span></text:span></text:p>
      <text:p text:style-name="Preformatted_20_Text"><text:span text:style-name="Source_20_Text"><text:span text:style-name="T13"><text:s text:c="8"/>if grid[cell[0], cell[1]]:</text:span></text:span></text:p>
      <text:p text:style-name="Preformatted_20_Text"><text:span text:style-name="Source_20_Text"><text:span text:style-name="T13"><text:s text:c="12"/>return False</text:span></text:span></text:p>
      <text:p text:style-name="P15"><text:span text:style-name="Source_20_Text"><text:span text:style-name="T13"><text:s text:c="4"/>return True</text:span></text:span></text:p>
      <text:p text:style-name="Text_20_body"><text:span text:style-name="T13">Here we use the Bresenham algorithm (</text:span><text:span text:style-name="Source_20_Text"><text:span text:style-name="T13">bresenham</text:span></text:span><text:span text:style-name="T13"> Python package) to extract a list of cells that are covered by the line between </text:span><text:span text:style-name="Source_20_Text"><text:span text:style-name="T13">p1</text:span></text:span><text:span text:style-name="T13"> and </text:span><text:span text:style-name="Source_20_Text"><text:span text:style-name="T13">p2</text:span></text:span><text:span text:style-name="T13">. Finally, we loop over that list of cells to check if any of them lies on an obstacle in the grid. If it does, we return immediately and decide that the trajectory between </text:span><text:span text:style-name="Source_20_Text"><text:span text:style-name="T13">p1</text:span></text:span><text:span text:style-name="T13"> and </text:span><text:span text:style-name="Source_20_Text"><text:span text:style-name="T13">p2</text:span></text:span><text:span text:style-name="T13"> is NOT collision-free.</text:span></text:p>
      <text:p text:style-name="P17"><text:span text:style-name="Source_20_Text"><text:span text:style-name="T16">For collinearity I select continuous groups of points (3 in each step) to see if they belong in a line orapproximately belong to a line. If they can be connected to a line I replace the two waypoints with a single one (longer) and continue the search to see if I can add more way points to the same line. </text:span></text:span></text:p>
      <text:h text:style-name="Heading_20_1" text:outline-level="1"><text:span text:style-name="Source_20_Text"><text:span text:style-name="T10">Execution of Flight Path </text:span></text:span></text:h>
      <text:p text:style-name="P8"><text:span text:style-name="Source_20_Text"><text:span text:style-name="T17">G</text:span></text:span><text:span text:style-name="Source_20_Text"><text:span text:style-name="T16">oal location is added and controlled using flags during execution on the terminal. </text:span></text:span></text:p>
      <text:p text:style-name="P4"><text:span text:style-name="Source_20_Text"><text:span text:style-name="T13">(llat0 37.792480, lon0 -122.397450 and thedrone guided itself into it. To go back just run from the goal position:python motion_planning.py --lat </text:span></text:span><text:span text:style-name="Source_20_Text"><text:span text:style-name="T16">37.792480</text:span></text:span><text:span text:style-name="Source_20_Text"><text:span text:style-name="T13"> --lon -122.397450 You can run any location you like by using the parameters lat,lon .</text:span></text:span></text:p>
      <text:p text:style-name="P3"><text:span text:style-name="Source_20_Text"><text:span text:style-name="T11"/></text:span></text:p>
      <text:p text:style-name="P3"><text:span text:style-name="Source_20_Text"><text:span text:style-name="T11"/></text:span></text:p>
      <text:p text:style-name="P9"><text:span text:style-name="Source_20_Text"><text:span text:style-name="T18">THE EXECUTION WORKS </text:span></text:span></text:p>
      <text:p text:style-name="P9"><text:span text:style-name="Source_20_Text"><text:span text:style-name="T10"/></text:span></text:p>
      <text:p text:style-name="P9"><text:span text:style-name="Source_20_Text"><text:span text:style-name="T18">The extra challenge of Helical / Spiral is also implemented.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15:16:27.764402207</meta:creation-date>
    <dc:date>2020-07-05T16:06:18.510162685</dc:date>
    <meta:editing-duration>PT7M29S</meta:editing-duration>
    <meta:editing-cycles>1</meta:editing-cycles>
    <meta:generator>LibreOffice/6.0.7.3$Linux_X86_64 LibreOffice_project/00m0$Build-3</meta:generator>
    <meta:document-statistic meta:table-count="0" meta:image-count="0" meta:object-count="0" meta:page-count="3" meta:paragraph-count="54" meta:word-count="1172" meta:character-count="7071" meta:non-whitespace-character-count="5872"/>
  </office:meta>
</office:document-meta>
</file>